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6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4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5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3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3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3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3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4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4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4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4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4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4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6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7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8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8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8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18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18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2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2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4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5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5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1:(5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1_(5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1:(6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1_(6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2:(6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2_(6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3:(4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3_(4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4:(4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4_(4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6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7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8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8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9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9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39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1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1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1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1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1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1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3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3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4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4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4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4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4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4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7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7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4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4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0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1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4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4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51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51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6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5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57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4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2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2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53:(70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53_(70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6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3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3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7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7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8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90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90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9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91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91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6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69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0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0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2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2f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3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3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74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74f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9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7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79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1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1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2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2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3-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3-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6-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6-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2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3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4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5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6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5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56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6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6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6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6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6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6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7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7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FI:8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_880.png</text:p>
          </table:table-cell>
          <table:table-cell office:value-type="string" calcext:value-type="string">
            <text:p>"</text:p>
          </table:table-cell>
        </table:table-row>
        <table:table-row table:style-name="ro2" table:number-rows-repeated="104828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9:06:55.332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06T00:23:58.928000000</dc:date>
    <meta:editing-duration>P3DT4H19M38S</meta:editing-duration>
    <meta:editing-cycles>10</meta:editing-cycles>
    <meta:generator>LibreOffice/7.6.2.1$Windows_x86 LibreOffice_project/56f7684011345957bbf33a7ee678afaf4d2ba333</meta:generator>
    <meta:document-statistic meta:table-count="2" meta:cell-count="13959" meta:object-count="0"/>
  </office:meta>
</office:document-meta>
</file>